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18.084cm" draw:shadow-opacity="50%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3.76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13.137cm"/>
    </style:style>
    <style:style style:name="pr7" style:family="presentation" style:parent-style-name="oranssi-subtitle">
      <style:graphic-properties draw:fill="solid" draw:fill-color="#ffffff" draw:auto-grow-height="true" fo:min-height="6.634cm"/>
    </style:style>
    <style:style style:name="pr8" style:family="presentation" style:parent-style-name="oranssi-subtitle">
      <style:graphic-properties draw:fill="solid" draw:fill-color="#ffffff" draw:auto-grow-height="true" fo:min-height="2.46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14.971cm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3.046cm" style:use-optimal-column-width="false"/>
    </style:style>
    <style:style style:name="co3" style:family="table-column">
      <style:table-column-properties style:column-width="9.954cm" style:use-optimal-column-width="false"/>
    </style:style>
    <style:style style:name="co4" style:family="table-column">
      <style:table-column-properties style:column-width="9.801cm" style:use-optimal-column-width="false"/>
    </style:style>
    <style:style style:name="ro1" style:family="table-row">
      <style:table-row-properties style:row-height="1.754cm"/>
    </style:style>
    <style:style style:name="ro2" style:family="table-row">
      <style:table-row-properties style:row-height="2.105cm"/>
    </style:style>
    <style:style style:name="ce1" style:family="table-cell">
      <loext:graphic-properties style:repeat="repeat" draw:textarea-vertical-align="middle"/>
      <style:text-properties fo:color="#000000"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>
      <loext:graphic-properties style:repeat="repeat" draw:textarea-vertical-align="middle"/>
      <style:text-properties fo:color="#000000" style:font-name="Courier New"/>
    </style:style>
    <style:style style:name="ce4" style:family="table-cell">
      <loext:graphic-properties style:repeat="repeat" draw:textarea-vertical-align="middle"/>
      <style:paragraph-properties fo:text-align="center"/>
      <style:text-properties fo:color="#000000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0pt" style:font-size-asian="20pt" style:font-size-complex="20pt"/>
    </style:style>
    <style:style style:name="T9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Courier 10 Pitch" fo:font-size="18pt" style:font-size-asian="18pt" style:font-size-complex="18pt"/>
    </style:style>
    <style:style style:name="T14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FreeMono" fo:font-size="28pt" style:font-size-asian="28pt" style:font-size-complex="28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style:font-name="Courier New"/>
    </style:style>
    <style:style style:name="T21" style:family="text">
      <style:text-properties fo:color="#000000"/>
    </style:style>
    <style:style style:name="T22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</text:span><text:span text:style-name="T1">uag</text:span><text:span text:style-name="T1">ens </text:span><text:span text:style-name="T1">de </text:span><text:span text:style-name="T1">Prog</text:span><text:span text:style-name="T1">ram</text:span><text:span text:style-name="T1">açã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</text:span><text:span text:style-name="T2">sco </text:span><text:span text:style-name="T2">Sant'A</text:span><text:span text:style-name="T2">nna</text:span></text:p>
            <text:p text:style-name="P2"><text:span text:style-name="T3">Sala </text:span><text:span text:style-name="T3">6020-B</text:span></text:p>
            <text:p text:style-name="P2"><text:span text:style-name="T4">francisc</text:span><text:span text:style-name="T4">o@ime.ue</text:span><text:span text:style-name="T4">rj.br</text:span></text:p>
            <text:p text:style-name="P2"><text:span text:style-name="T5"/></text:p>
            <text:p text:style-name="P2"><text:span text:style-name="T6">http://</text:span><text:span text:style-name="T6">github.c</text:span><text:span text:style-name="T6">om/</text:span><text:span text:style-name="T6">fsantann</text:span><text:span text:style-name="T6">a-uer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agem de Dad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6" draw:layer="layout" svg:width="25.199cm" svg:height="3.506cm" svg:x="1.402cm" svg:y="0.837cm" presentation:class="title" presentation:user-transformed="true">
          <draw:text-box>
            <text:p><text:span text:style-name="T7">C – </text:span><text:span text:style-name="T7">Prim</text:span><text:span text:style-name="T7">eiro</text:span><text:span text:style-name="T7">s </text:span><text:span text:style-name="T7">Pass</text:span><text:span text:style-name="T7">os</text:span></text:p>
          </draw:text-box>
        </draw:frame>
        <draw:frame presentation:style-name="pr6" draw:text-style-name="P8" xml:id="id2" draw:id="id2" draw:layer="layout" svg:width="16.015cm" svg:height="13.137cm" svg:x="0.264cm" svg:y="4.233cm">
          <draw:text-box>
            <text:p text:style-name="P7"><text:span text:style-name="T8">// 04-soma.c</text:span></text:p>
            <text:p text:style-name="P7"><text:span text:style-name="T8"/></text:p>
            <text:p text:style-name="P7"><text:span text:style-name="T8">#</text:span><text:span text:style-name="T9">include</text:span><text:span text:style-name="T8"> &lt;stdio.h&gt;</text:span></text:p>
            <text:p text:style-name="P7"><text:span text:style-name="T9"/></text:p>
            <text:p text:style-name="P7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7"><text:span text:style-name="T10"><text:s text:c="2"/></text:span><text:span text:style-name="T9">int</text:span><text:span text:style-name="T10"> soma = 0;</text:span></text:p>
            <text:p text:style-name="P7"><text:span text:style-name="T10"><text:s text:c="2"/></text:span><text:span text:style-name="T9">int</text:span><text:span text:style-name="T10"> num;</text:span></text:p>
            <text:p text:style-name="P7"><text:span text:style-name="T10"><text:s text:c="2"/></text:span><text:span text:style-name="T9">printf</text:span><text:span text:style-name="T10">("Escolha um numero: ");</text:span></text:p>
            <text:p text:style-name="P7"><text:span text:style-name="T10"><text:s text:c="2"/></text:span><text:span text:style-name="T9">scanf</text:span><text:span text:style-name="T10">("%d", &amp;num);</text:span></text:p>
            <text:p text:style-name="P7"><text:span text:style-name="T10"><text:s text:c="2"/></text:span><text:span text:style-name="T9">while </text:span><text:span text:style-name="T10">(num &gt; 0) {</text:span></text:p>
            <text:p text:style-name="P7"><text:span text:style-name="T10"><text:s text:c="4"/></text:span><text:span text:style-name="T10">soma = (soma + num);</text:span></text:p>
            <text:p text:style-name="P7"><text:span text:style-name="T10"><text:s text:c="4"/></text:span><text:span text:style-name="T10">num = (num - 1);</text:span></text:p>
            <text:p text:style-name="P7"><text:span text:style-name="T10"><text:s text:c="2"/></text:span><text:span text:style-name="T10">}</text:span></text:p>
            <text:p text:style-name="P7"><text:span text:style-name="T10"><text:s text:c="2"/></text:span><text:span text:style-name="T9">printf</text:span><text:span text:style-name="T10">("somou %d\n", soma);</text:span></text:p>
            <text:p text:style-name="P7"><text:span text:style-name="T10"><text:s text:c="2"/></text:span><text:span text:style-name="T9">return</text:span><text:span text:style-name="T10"> 0;</text:span></text:p>
            <text:p text:style-name="P7"><text:span text:style-name="T10">}</text:span></text:p>
          </draw:text-box>
        </draw:frame>
        <draw:frame presentation:style-name="pr7" draw:text-style-name="P9" xml:id="id1" draw:id="id1" draw:layer="layout" svg:width="10.832cm" svg:height="6.634cm" svg:x="16.911cm" svg:y="4.867cm">
          <draw:text-box>
            <text:p text:style-name="P7"><text:span text:style-name="T11"># 04-soma.py</text:span></text:p>
            <text:p text:style-name="P7"><text:span text:style-name="T12"/></text:p>
            <text:p text:style-name="P7"><text:span text:style-name="T12">print</text:span><text:span text:style-name="T11">("Escolha um numero:")</text:span></text:p>
            <text:p text:style-name="P7"><text:span text:style-name="T13">num </text:span><text:span text:style-name="T14">=</text:span><text:span text:style-name="T13"> </text:span><text:span text:style-name="T12">input</text:span><text:span text:style-name="T13">()</text:span></text:p>
            <text:p text:style-name="P7"><text:span text:style-name="T13">soma </text:span><text:span text:style-name="T14">=</text:span><text:span text:style-name="T13"> 0</text:span></text:p>
            <text:p text:style-name="P7"><text:span text:style-name="T12">while</text:span><text:span text:style-name="T13"> num &gt; 0:</text:span></text:p>
            <text:p text:style-name="P7"><text:span text:style-name="T13"><text:s text:c="2"/></text:span><text:span text:style-name="T13">soma </text:span><text:span text:style-name="T14">=</text:span><text:span text:style-name="T13"> (soma + num)</text:span></text:p>
            <text:p text:style-name="P7"><text:span text:style-name="T13"><text:s text:c="2"/></text:span><text:span text:style-name="T13">num </text:span><text:span text:style-name="T14">=</text:span><text:span text:style-name="T13"> (num - 1)</text:span></text:p>
            <text:p text:style-name="P7"><text:span text:style-name="T12">print</text:span><text:span text:style-name="T13">("somou", soma)</text:span></text:p>
          </draw:text-box>
        </draw:frame>
        <draw:frame presentation:style-name="pr8" draw:text-style-name="P8" xml:id="id3" draw:id="id3" draw:layer="layout" svg:width="15.97cm" svg:height="2.464cm" svg:x="0.264cm" svg:y="17.661cm">
          <draw:text-box>
            <text:p text:style-name="P7"><text:span text:style-name="T8">$ gcc 04-soma.c -o soma.exe</text:span></text:p>
            <text:p text:style-name="P7"><text:span text:style-name="T8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4" text:id="id4">Verbosidade</text:p>
              </text:list-item>
              <text:list-item>
                <text:p xml:id="id5" text:id="id5">Chaves vs Indentação</text:p>
              </text:list-item>
              <text:list-item>
                <text:p xml:id="id6" text:id="id6"><text:span text:style-name="T15">Tipagem estática vs Tipagem Dinâmica</text:span></text:p>
                <text:list>
                  <text:list-item>
                    <text:p xml:id="id7" text:id="id7"><text:span text:style-name="T15">Static typing vs Dynamic typing</text:span></text:p>
                  </text:list-item>
                </text:list>
              </text:list-item>
              <text:list-item>
                <text:p xml:id="id8" text:id="id8"><text:span text:style-name="T15">Tipagem segura vs Tipagem não segura</text:span></text:p>
                <text:list>
                  <text:list-item>
                    <text:p xml:id="id9" text:id="id9"><text:span text:style-name="T15">Type safe vs Type unsafe</text:span></text:p>
                  </text:list-item>
                </text:list>
              </text:list-item>
            </text:list>
          </draw:text-box>
        </draw:frame>
        <draw:custom-shape draw:style-name="gr3" draw:text-style-name="P11" xml:id="id10" draw:id="id10" draw:layer="layout" svg:width="18.584cm" svg:height="1.375cm" svg:x="3.442cm" svg:y="9.1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100 - 10</text:p>
              </text:list-item>
              <text:list-item>
                <text:p>100 - “10”</text:p>
              </text:list-item>
            </text:list>
          </draw:text-box>
        </draw:frame>
        <draw:custom-shape draw:style-name="gr4" draw:text-style-name="P11" xml:id="id11" draw:id="id11" draw:layer="layout" svg:width="4.261cm" svg:height="1.375cm" svg:x="22.507cm" svg:y="18.452cm">
          <text:p text:style-name="P12"><text:span text:style-name="T16">0[12]-som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12" text:id="id12">“Natureza” ou “Classificação” de um dado</text:p>
              </text:list-item>
              <text:list-item>
                <text:p xml:id="id13" text:id="id13">Número, Texto (string), Booleano</text:p>
                <text:list>
                  <text:list-item>
                    <text:p xml:id="id14" text:id="id14">Número real, inteiro, inteiro de 1 byte, …</text:p>
                  </text:list-item>
                </text:list>
                <text:p><text:span text:style-name="T17"/></text:p>
              </text:list-item>
              <text:list-item>
                <text:p xml:id="id15" text:id="id15"><text:span text:style-name="T17">v=100 ; type(v)</text:span></text:p>
              </text:list-item>
              <text:list-item>
                <text:p xml:id="id16" text:id="id16"><text:span text:style-name="T17">v=100.0 ; type(v)</text:span></text:p>
              </text:list-item>
              <text:list-item>
                <text:p xml:id="id17" text:id="id17"><text:span text:style-name="T17">int v = 100;</text:span></text:p>
              </text:list-item>
              <text:list-item>
                <text:p xml:id="id18" text:id="id18"><text:span text:style-name="T1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Recusar operações inválidas</text:p>
              </text:list-item>
              <text:list-item>
                <text:p xml:id="id20" text:id="id20">Documentar o código</text:p>
              </text:list-item>
              <text:list-item>
                <text:p xml:id="id21" text:id="id21">Especializar por tamanho</text:p>
              </text:list-item>
              <text:list-item>
                <text:p xml:id="id22" text:id="id22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inteiros de C</text:p>
          </draw:text-box>
        </draw:frame>
        <draw:frame draw:style-name="standard" draw:layer="layout" svg:width="26.798cm" svg:height="10.874cm" svg:x="0.602cm" svg:y="5.90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18">Tipo</text:span></text:p>
              </table:table-cell>
              <table:table-cell>
                <text:p text:style-name="P12"><text:span text:style-name="T18">Tam. (B)</text:span></text:p>
              </table:table-cell>
              <table:table-cell>
                <text:p text:style-name="P12"><text:span text:style-name="T18">Faixa de valores </text:span><text:span text:style-name="T19">signed</text:span></text:p>
              </table:table-cell>
              <table:table-cell>
                <text:p text:style-name="P12"><text:span text:style-name="T18">Faixa de valores </text:span><text:span text:style-name="T19">unsigned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char</text:span></text:p>
              </table:table-cell>
              <table:table-cell>
                <text:p text:style-name="P12"><text:span text:style-name="T21">1</text:span></text:p>
              </table:table-cell>
              <table:table-cell>
                <text:p text:style-name="P12"><text:span text:style-name="T21">[-128, 127]</text:span></text:p>
              </table:table-cell>
              <table:table-cell>
                <text:p text:style-name="P12"><text:span text:style-name="T21">[0, 25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short</text:span></text:p>
              </table:table-cell>
              <table:table-cell>
                <text:p text:style-name="P12"><text:span text:style-name="T21">2</text:span></text:p>
              </table:table-cell>
              <table:table-cell>
                <text:p text:style-name="P12"><text:span text:style-name="T21">[-32.768, 32.767]</text:span></text:p>
              </table:table-cell>
              <table:table-cell>
                <text:p text:style-name="P12"><text:span text:style-name="T21">[0, 65.53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int</text:span></text:p>
              </table:table-cell>
              <table:table-cell>
                <text:p text:style-name="P12"><text:span text:style-name="T21">4</text:span></text:p>
              </table:table-cell>
              <table:table-cell>
                <text:p text:style-name="P12"><text:span text:style-name="T21">[-2.147.483.648, 2.147.483.647]</text:span></text:p>
              </table:table-cell>
              <table:table-cell>
                <text:p text:style-name="P12"><text:span text:style-name="T21">[0, 4.294.967.29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0">long 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1" xml:id="id23" draw:id="id23" draw:layer="layout" svg:width="4.261cm" svg:height="1.375cm" svg:x="22.507cm" svg:y="18.452cm">
          <text:p text:style-name="P12"><text:span text:style-name="T16">03-sizeo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resentação de Dados</text:p>
          </draw:text-box>
        </draw:frame>
        <draw:frame presentation:style-name="pr10" draw:layer="layout" svg:width="25.199cm" svg:height="15.007cm" svg:x="1.4cm" svg:y="4.914cm" presentation:class="outline" presentation:user-transformed="true">
          <draw:text-box>
            <text:list text:style-name="L2">
              <text:list-item>
                <text:p xml:id="id24" text:id="id24">Bit vs Byte</text:p>
              </text:list-item>
              <text:list-item>
                <text:p xml:id="id25" text:id="id25">Base 10, 2, 16</text:p>
              </text:list-item>
              <text:list-item>
                <text:p xml:id="id26" text:id="id26">Números</text:p>
                <text:list>
                  <text:list-item>
                    <text:p xml:id="id27" text:id="id27">Overflow</text:p>
                  </text:list-item>
                </text:list>
              </text:list-item>
              <text:list-item>
                <text:p xml:id="id28" text:id="id28">Números negativos</text:p>
                <text:list>
                  <text:list-item>
                    <text:p xml:id="id29" text:id="id29">Complemento a dois</text:p>
                  </text:list-item>
                </text:list>
              </text:list-item>
              <text:list-item>
                <text:p xml:id="id30" text:id="id30">Texto</text:p>
              </text:list-item>
              <text:list-item>
                <text:p xml:id="id31" text:id="id31">Imagem</text:p>
              </text:list-item>
            </text:list>
          </draw:text-box>
        </draw:frame>
        <draw:custom-shape draw:style-name="gr4" draw:text-style-name="P11" xml:id="id32" draw:id="id32" draw:layer="layout" svg:width="4.261cm" svg:height="1.375cm" svg:x="22.507cm" svg:y="18.452cm">
          <text:p text:style-name="P12"><text:span text:style-name="T16">04-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3</text:p>
          </draw:text-box>
        </draw:frame>
        <draw:frame presentation:style-name="pr11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 xml:id="id33" text:id="id33">Criar um vetor para guardar 50 temperaturas</text:p>
                <text:list>
                  <text:list-item>
                    <text:p xml:id="id34" text:id="id34"><text:span text:style-name="T22">int temps[50];</text:span></text:p>
                  </text:list-item>
                </text:list>
              </text:list-item>
              <text:list-item>
                <text:p xml:id="id35" text:id="id35">As temperaturas variam entre -100 e 100</text:p>
              </text:list-item>
              <text:list-item>
                <text:p xml:id="id36" text:id="id36">Em vez de <text:span text:style-name="T22">int</text:span>, usar o tamanho mais econômico</text:p>
              </text:list-item>
              <text:list-item>
                <text:p xml:id="id37" text:id="id37">Ler as 50 temperaturas para o vetor</text:p>
              </text:list-item>
              <text:list-item>
                <text:p xml:id="id38" text:id="id38">Calcular a média</text:p>
              </text:list-item>
              <text:list-item>
                <text:p xml:id="id39" text:id="id39">Exibir a quantidade de leituras acima da média</text:p>
              </text:list-item>
              <text:list-item>
                <text:p xml:id="id40" text:id="id40">Subir para o GitHu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1</meta:editing-cycles>
    <meta:editing-duration>P58DT22H53M1S</meta:editing-duration>
    <meta:initial-creator>chico </meta:initial-creator>
    <dc:date>2018-09-11T18:04:01.660728348</dc:date>
    <meta:document-statistic meta:object-count="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